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B3]=MIN([.$B$3:.$B$62]))" style:apply-style-name="Good" style:base-cell-address="Sheet1.B3"/>
      <style:map style:condition="is-true-formula([.B3]=MAX([.$B$3:.$B$52]))" style:apply-style-name="Bad" style:base-cell-address="Sheet1.B3"/>
    </style:style>
    <style:style style:name="ce3" style:family="table-cell" style:parent-style-name="Default">
      <style:map style:condition="is-true-formula([.H3]=MIN([.$H$3:.$H$17]))" style:apply-style-name="Good" style:base-cell-address="Sheet1.H3"/>
    </style:style>
    <style:style style:name="ce7" style:family="table-cell" style:parent-style-name="Default">
      <style:map style:condition="is-true-formula([.H24]=MIN([.$H$24:.$H$63]))" style:apply-style-name="Good" style:base-cell-address="Sheet1.H24"/>
    </style:style>
    <style:style style:name="ce9" style:family="table-cell" style:parent-style-name="Default">
      <style:map style:condition="is-true-formula([.H81]=MIN([.$H$69:.$H$93]))" style:apply-style-name="Good" style:base-cell-address="Sheet1.H69"/>
    </style:style>
    <style:style style:name="ce5" style:family="table-cell" style:parent-style-name="Default">
      <style:map style:condition="is-true-formula([.N3]=MIN([.$N$3:.$N$17]))" style:apply-style-name="Good" style:base-cell-address="Sheet1.N3"/>
    </style:style>
    <style:style style:name="ce6" style:family="table-cell" style:parent-style-name="Default">
      <style:map style:condition="is-true-formula([.N24]=MIN([.$N$24:.$N$38]))" style:apply-style-name="Good" style:base-cell-address="Sheet1.N24"/>
    </style:style>
    <style:style style:name="ce12" style:family="table-cell" style:parent-style-name="Default">
      <style:map style:condition="is-true-formula([.N81]=MIN([.$N$69:.$N$93]))" style:apply-style-name="Good" style:base-cell-address="Sheet1.N6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DHVRP</text:p>
          </table:table-cell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H</text:p>
          </table:table-cell>
          <table:table-cell table:style-name="Default" office:value-type="string" calcext:value-type="string">
            <text:p>Total MS</text:p>
          </table:table-cell>
          <table:table-cell office:value-type="string" calcext:value-type="string">
            <text:p>Found (s)</text:p>
          </table:table-cell>
          <table:table-cell office:value-type="string" calcext:value-type="string">
            <text:p>Total(s)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61.38" calcext:value-type="float">
            <text:p>3961.38</text:p>
          </table:table-cell>
          <table:table-cell office:value-type="float" office:value="188" calcext:value-type="float">
            <text:p>18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D = 2, a =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961.38" calcext:value-type="float">
            <text:p>3961.38</text:p>
          </table:table-cell>
          <table:table-cell office:value-type="float" office:value="188" calcext:value-type="float">
            <text:p>18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D = 2, a = 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float" office:value="4008.01" calcext:value-type="float">
            <text:p>4008.01</text:p>
          </table:table-cell>
          <table:table-cell office:value-type="float" office:value="106" calcext:value-type="float">
            <text:p>10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 = 3, a =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48.66" calcext:value-type="float">
            <text:p>3948.66</text:p>
          </table:table-cell>
          <table:table-cell office:value-type="float" office:value="90" calcext:value-type="float">
            <text:p>9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float" office:value="3948.66" calcext:value-type="float">
            <text:p>3948.66</text:p>
          </table:table-cell>
          <table:table-cell office:value-type="float" office:value="90" calcext:value-type="float">
            <text:p>9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5" office:value-type="float" office:value="3926.19" calcext:value-type="float">
            <text:p>3926.19</text:p>
          </table:table-cell>
          <table:table-cell office:value-type="float" office:value="342" calcext:value-type="float">
            <text:p>342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57.85" calcext:value-type="float">
            <text:p>3857.85</text:p>
          </table:table-cell>
          <table:table-cell office:value-type="float" office:value="460" calcext:value-type="float">
            <text:p>460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3857.85" calcext:value-type="float">
            <text:p>3857.85</text:p>
          </table:table-cell>
          <table:table-cell office:value-type="float" office:value="460" calcext:value-type="float">
            <text:p>460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5" office:value-type="float" office:value="4159.05" calcext:value-type="float">
            <text:p>4159.05</text:p>
          </table:table-cell>
          <table:table-cell office:value-type="float" office:value="121" calcext:value-type="float">
            <text:p>121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42.77" calcext:value-type="float">
            <text:p>4042.77</text:p>
          </table:table-cell>
          <table:table-cell office:value-type="float" office:value="209" calcext:value-type="float">
            <text:p>209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4042.77" calcext:value-type="float">
            <text:p>4042.77</text:p>
          </table:table-cell>
          <table:table-cell office:value-type="float" office:value="209" calcext:value-type="float">
            <text:p>209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5" office:value-type="float" office:value="3921.34" calcext:value-type="float">
            <text:p>3921.34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69.59" calcext:value-type="float">
            <text:p>3969.59</text:p>
          </table:table-cell>
          <table:table-cell office:value-type="float" office:value="224" calcext:value-type="float">
            <text:p>224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3969.59" calcext:value-type="float">
            <text:p>3969.59</text:p>
          </table:table-cell>
          <table:table-cell office:value-type="float" office:value="224" calcext:value-type="float">
            <text:p>224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5" office:value-type="float" office:value="3857.12" calcext:value-type="float">
            <text:p>3857.12</text:p>
          </table:table-cell>
          <table:table-cell office:value-type="float" office:value="287" calcext:value-type="float">
            <text:p>287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02.33" calcext:value-type="float">
            <text:p>4002.33</text:p>
          </table:table-cell>
          <table:table-cell office:value-type="float" office:value="390" calcext:value-type="float">
            <text:p>390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float" office:value="4002.33" calcext:value-type="float">
            <text:p>4002.33</text:p>
          </table:table-cell>
          <table:table-cell office:value-type="float" office:value="390" calcext:value-type="float">
            <text:p>390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5" office:value-type="float" office:value="3884.6" calcext:value-type="float">
            <text:p>3884.6</text:p>
          </table:table-cell>
          <table:table-cell office:value-type="float" office:value="215" calcext:value-type="float">
            <text:p>215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82.12" calcext:value-type="float">
            <text:p>4082.12</text:p>
          </table:table-cell>
          <table:table-cell office:value-type="float" office:value="84" calcext:value-type="float">
            <text:p>84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4082.12" calcext:value-type="float">
            <text:p>4082.12</text:p>
          </table:table-cell>
          <table:table-cell office:value-type="float" office:value="84" calcext:value-type="float">
            <text:p>84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5" office:value-type="float" office:value="4176.65" calcext:value-type="float">
            <text:p>4176.65</text:p>
          </table:table-cell>
          <table:table-cell office:value-type="float" office:value="54" calcext:value-type="float">
            <text:p>54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76.94" calcext:value-type="float">
            <text:p>3976.94</text:p>
          </table:table-cell>
          <table:table-cell office:value-type="float" office:value="394" calcext:value-type="float">
            <text:p>394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office:value-type="float" office:value="3976.94" calcext:value-type="float">
            <text:p>3976.94</text:p>
          </table:table-cell>
          <table:table-cell office:value-type="float" office:value="394" calcext:value-type="float">
            <text:p>394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5" office:value-type="float" office:value="3950.9" calcext:value-type="float">
            <text:p>3950.9</text:p>
          </table:table-cell>
          <table:table-cell office:value-type="float" office:value="222" calcext:value-type="float">
            <text:p>222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236.69" calcext:value-type="float">
            <text:p>4236.69</text:p>
          </table:table-cell>
          <table:table-cell office:value-type="float" office:value="533" calcext:value-type="float">
            <text:p>533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 office:value-type="float" office:value="4236.69" calcext:value-type="float">
            <text:p>4236.69</text:p>
          </table:table-cell>
          <table:table-cell office:value-type="float" office:value="533" calcext:value-type="float">
            <text:p>533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5" office:value-type="float" office:value="3879.2" calcext:value-type="float">
            <text:p>3879.2</text:p>
          </table:table-cell>
          <table:table-cell office:value-type="float" office:value="377" calcext:value-type="float">
            <text:p>377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136.71" calcext:value-type="float">
            <text:p>4136.71</text:p>
          </table:table-cell>
          <table:table-cell office:value-type="float" office:value="674" calcext:value-type="float">
            <text:p>674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4136.71" calcext:value-type="float">
            <text:p>4136.71</text:p>
          </table:table-cell>
          <table:table-cell office:value-type="float" office:value="674" calcext:value-type="float">
            <text:p>674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5" office:value-type="float" office:value="4006.19" calcext:value-type="float">
            <text:p>4006.19</text:p>
          </table:table-cell>
          <table:table-cell office:value-type="float" office:value="222" calcext:value-type="float">
            <text:p>222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082.12" calcext:value-type="float">
            <text:p>4082.12</text:p>
          </table:table-cell>
          <table:table-cell office:value-type="float" office:value="39" calcext:value-type="float">
            <text:p>39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" office:value-type="float" office:value="4082.12" calcext:value-type="float">
            <text:p>4082.12</text:p>
          </table:table-cell>
          <table:table-cell office:value-type="float" office:value="39" calcext:value-type="float">
            <text:p>39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5" office:value-type="float" office:value="3866.64" calcext:value-type="float">
            <text:p>3866.64</text:p>
          </table:table-cell>
          <table:table-cell office:value-type="float" office:value="744" calcext:value-type="float">
            <text:p>744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34.38" calcext:value-type="float">
            <text:p>3834.38</text:p>
          </table:table-cell>
          <table:table-cell office:value-type="float" office:value="375" calcext:value-type="float">
            <text:p>375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office:value-type="float" office:value="3834.38" calcext:value-type="float">
            <text:p>3834.38</text:p>
          </table:table-cell>
          <table:table-cell office:value-type="float" office:value="375" calcext:value-type="float">
            <text:p>375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5" office:value-type="float" office:value="3992.26" calcext:value-type="float">
            <text:p>3992.26</text:p>
          </table:table-cell>
          <table:table-cell office:value-type="float" office:value="381" calcext:value-type="float">
            <text:p>381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977.2" calcext:value-type="float">
            <text:p>3977.2</text:p>
          </table:table-cell>
          <table:table-cell office:value-type="float" office:value="140" calcext:value-type="float">
            <text:p>140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" office:value-type="float" office:value="3977.2" calcext:value-type="float">
            <text:p>3977.2</text:p>
          </table:table-cell>
          <table:table-cell office:value-type="float" office:value="140" calcext:value-type="float">
            <text:p>140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5" office:value-type="float" office:value="3893.6" calcext:value-type="float">
            <text:p>3893.6</text:p>
          </table:table-cell>
          <table:table-cell office:value-type="float" office:value="91" calcext:value-type="float">
            <text:p>91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52.73" calcext:value-type="float">
            <text:p>3852.73</text:p>
          </table:table-cell>
          <table:table-cell office:value-type="float" office:value="604" calcext:value-type="float">
            <text:p>604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" office:value-type="float" office:value="3852.73" calcext:value-type="float">
            <text:p>3852.73</text:p>
          </table:table-cell>
          <table:table-cell office:value-type="float" office:value="604" calcext:value-type="float">
            <text:p>604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5" office:value-type="float" office:value="4028.05" calcext:value-type="float">
            <text:p>4028.05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962.27" calcext:value-type="float">
            <text:p>3962.27</text:p>
          </table:table-cell>
          <table:table-cell office:value-type="float" office:value="616" calcext:value-type="float">
            <text:p>616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office:value-type="float" office:value="3962.27" calcext:value-type="float">
            <text:p>3962.27</text:p>
          </table:table-cell>
          <table:table-cell office:value-type="float" office:value="616" calcext:value-type="float">
            <text:p>616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5" office:value-type="float" office:value="3878.85" calcext:value-type="float">
            <text:p>3878.85</text:p>
          </table:table-cell>
          <table:table-cell office:value-type="float" office:value="450" calcext:value-type="float">
            <text:p>450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table:style-name="Accent_20_3" office:value-type="string" calcext:value-type="string">
            <text:p>AVERAGE</text:p>
          </table:table-cell>
          <table:table-cell table:style-name="Accent_20_3" table:formula="of:=AVERAGE([.H3:.H17])" office:value-type="float" office:value="3994.916" calcext:value-type="float">
            <text:p>3994.916</text:p>
          </table:table-cell>
          <table:table-cell table:style-name="Accent_20_3" table:formula="of:=AVERAGE([.I3:.I17])" office:value-type="float" office:value="334.666666666667" calcext:value-type="float">
            <text:p>334.666666666667</text:p>
          </table:table-cell>
          <table:table-cell table:style-name="Accent_20_3" table:formula="of:=AVERAGE([.J3:.J17])" office:value-type="float" office:value="667" calcext:value-type="float">
            <text:p>667</text:p>
          </table:table-cell>
          <table:table-cell table:number-columns-repeated="2"/>
          <table:table-cell table:style-name="Accent_20_3" office:value-type="string" calcext:value-type="string">
            <text:p>AVERAGE</text:p>
          </table:table-cell>
          <table:table-cell table:style-name="Accent_20_3" table:formula="of:=AVERAGE([.N3:.N17])" office:value-type="float" office:value="3961.91" calcext:value-type="float">
            <text:p>3961.91</text:p>
          </table:table-cell>
          <table:table-cell table:style-name="Good" table:formula="of:=AVERAGE([.O3:.O17])" office:value-type="float" office:value="270.533333333333" calcext:value-type="float">
            <text:p>270.533333333333</text:p>
          </table:table-cell>
          <table:table-cell table:style-name="Good" table:formula="of:=AVERAGE([.P3:.P17])" office:value-type="float" office:value="602.466666666667" calcext:value-type="float">
            <text:p>602.466666666667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08.01" calcext:value-type="float">
            <text:p>4008.01</text:p>
          </table:table-cell>
          <table:table-cell office:value-type="float" office:value="106" calcext:value-type="float">
            <text:p>10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D = 3, a = 1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26.19" calcext:value-type="float">
            <text:p>3926.19</text:p>
          </table:table-cell>
          <table:table-cell office:value-type="float" office:value="342" calcext:value-type="float">
            <text:p>342</text:p>
          </table:table-cell>
          <table:table-cell office:value-type="float" office:value="674" calcext:value-type="float">
            <text:p>674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159.05" calcext:value-type="float">
            <text:p>4159.05</text:p>
          </table:table-cell>
          <table:table-cell office:value-type="float" office:value="121" calcext:value-type="float">
            <text:p>121</text:p>
          </table:table-cell>
          <table:table-cell office:value-type="float" office:value="453" calcext:value-type="float">
            <text:p>453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921.34" calcext:value-type="float">
            <text:p>3921.34</text:p>
          </table:table-cell>
          <table:table-cell office:value-type="float" office:value="164" calcext:value-type="float">
            <text:p>164</text:p>
          </table:table-cell>
          <table:table-cell office:value-type="float" office:value="496" calcext:value-type="float">
            <text:p>496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57.12" calcext:value-type="float">
            <text:p>3857.12</text:p>
          </table:table-cell>
          <table:table-cell office:value-type="float" office:value="287" calcext:value-type="float">
            <text:p>287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014.74" calcext:value-type="float">
            <text:p>4014.74</text:p>
          </table:table-cell>
          <table:table-cell office:value-type="float" office:value="237" calcext:value-type="float">
            <text:p>23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 = 2, a = 2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6" office:value-type="float" office:value="4047.62" calcext:value-type="float">
            <text:p>4047.62</text:p>
          </table:table-cell>
          <table:table-cell office:value-type="float" office:value="224" calcext:value-type="float">
            <text:p>22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D = 3, a = 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884.6" calcext:value-type="float">
            <text:p>3884.6</text:p>
          </table:table-cell>
          <table:table-cell office:value-type="float" office:value="215" calcext:value-type="float">
            <text:p>215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872.51" calcext:value-type="float">
            <text:p>3872.51</text:p>
          </table:table-cell>
          <table:table-cell office:value-type="float" office:value="908" calcext:value-type="float">
            <text:p>908</text:p>
          </table:table-cell>
          <table:table-cell office:value-type="float" office:value="1237" calcext:value-type="float">
            <text:p>123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6" office:value-type="float" office:value="3853.85" calcext:value-type="float">
            <text:p>3853.85</text:p>
          </table:table-cell>
          <table:table-cell office:value-type="float" office:value="631" calcext:value-type="float">
            <text:p>631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176.65" calcext:value-type="float">
            <text:p>4176.65</text:p>
          </table:table-cell>
          <table:table-cell office:value-type="float" office:value="54" calcext:value-type="float">
            <text:p>54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853.85" calcext:value-type="float">
            <text:p>3853.85</text:p>
          </table:table-cell>
          <table:table-cell office:value-type="float" office:value="515" calcext:value-type="float">
            <text:p>515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6" office:value-type="float" office:value="3927.1" calcext:value-type="float">
            <text:p>3927.1</text:p>
          </table:table-cell>
          <table:table-cell office:value-type="float" office:value="610" calcext:value-type="float">
            <text:p>610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50.9" calcext:value-type="float">
            <text:p>3950.9</text:p>
          </table:table-cell>
          <table:table-cell office:value-type="float" office:value="222" calcext:value-type="float">
            <text:p>222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980.08" calcext:value-type="float">
            <text:p>3980.08</text:p>
          </table:table-cell>
          <table:table-cell office:value-type="float" office:value="160" calcext:value-type="float">
            <text:p>160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6" office:value-type="float" office:value="3921.29" calcext:value-type="float">
            <text:p>3921.29</text:p>
          </table:table-cell>
          <table:table-cell office:value-type="float" office:value="154" calcext:value-type="float">
            <text:p>154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879.2" calcext:value-type="float">
            <text:p>3879.2</text:p>
          </table:table-cell>
          <table:table-cell office:value-type="float" office:value="377" calcext:value-type="float">
            <text:p>377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924.05" calcext:value-type="float">
            <text:p>3924.05</text:p>
          </table:table-cell>
          <table:table-cell office:value-type="float" office:value="312" calcext:value-type="float">
            <text:p>312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6" office:value-type="float" office:value="3931.65" calcext:value-type="float">
            <text:p>3931.65</text:p>
          </table:table-cell>
          <table:table-cell office:value-type="float" office:value="1088" calcext:value-type="float">
            <text:p>1088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06.19" calcext:value-type="float">
            <text:p>4006.19</text:p>
          </table:table-cell>
          <table:table-cell office:value-type="float" office:value="222" calcext:value-type="float">
            <text:p>222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940.01" calcext:value-type="float">
            <text:p>3940.01</text:p>
          </table:table-cell>
          <table:table-cell office:value-type="float" office:value="282" calcext:value-type="float">
            <text:p>282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6" office:value-type="float" office:value="3826.85" calcext:value-type="float">
            <text:p>3826.85</text:p>
          </table:table-cell>
          <table:table-cell office:value-type="float" office:value="768" calcext:value-type="float">
            <text:p>768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866.64" calcext:value-type="float">
            <text:p>3866.64</text:p>
          </table:table-cell>
          <table:table-cell office:value-type="float" office:value="744" calcext:value-type="float">
            <text:p>744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997.92" calcext:value-type="float">
            <text:p>3997.92</text:p>
          </table:table-cell>
          <table:table-cell office:value-type="float" office:value="624" calcext:value-type="float">
            <text:p>624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6" office:value-type="float" office:value="3924.05" calcext:value-type="float">
            <text:p>3924.05</text:p>
          </table:table-cell>
          <table:table-cell office:value-type="float" office:value="380" calcext:value-type="float">
            <text:p>380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992.26" calcext:value-type="float">
            <text:p>3992.26</text:p>
          </table:table-cell>
          <table:table-cell office:value-type="float" office:value="381" calcext:value-type="float">
            <text:p>381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896.82" calcext:value-type="float">
            <text:p>3896.82</text:p>
          </table:table-cell>
          <table:table-cell office:value-type="float" office:value="263" calcext:value-type="float">
            <text:p>263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6" office:value-type="float" office:value="3885.52" calcext:value-type="float">
            <text:p>3885.52</text:p>
          </table:table-cell>
          <table:table-cell office:value-type="float" office:value="1350" calcext:value-type="float">
            <text:p>1350</text:p>
          </table:table-cell>
          <table:table-cell office:value-type="float" office:value="1681" calcext:value-type="float">
            <text:p>168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893.6" calcext:value-type="float">
            <text:p>3893.6</text:p>
          </table:table-cell>
          <table:table-cell office:value-type="float" office:value="91" calcext:value-type="float">
            <text:p>91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826.85" calcext:value-type="float">
            <text:p>3826.85</text:p>
          </table:table-cell>
          <table:table-cell office:value-type="float" office:value="446" calcext:value-type="float">
            <text:p>446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6" office:value-type="float" office:value="3839.01" calcext:value-type="float">
            <text:p>3839.01</text:p>
          </table:table-cell>
          <table:table-cell office:value-type="float" office:value="986" calcext:value-type="float">
            <text:p>986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028.05" calcext:value-type="float">
            <text:p>4028.05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853.85" calcext:value-type="float">
            <text:p>3853.85</text:p>
          </table:table-cell>
          <table:table-cell office:value-type="float" office:value="1117" calcext:value-type="float">
            <text:p>1117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6" office:value-type="float" office:value="4003.54" calcext:value-type="float">
            <text:p>4003.54</text:p>
          </table:table-cell>
          <table:table-cell office:value-type="float" office:value="213" calcext:value-type="float">
            <text:p>213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78.85" calcext:value-type="float">
            <text:p>3878.85</text:p>
          </table:table-cell>
          <table:table-cell office:value-type="float" office:value="450" calcext:value-type="float">
            <text:p>450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872.98" calcext:value-type="float">
            <text:p>3872.98</text:p>
          </table:table-cell>
          <table:table-cell office:value-type="float" office:value="447" calcext:value-type="float">
            <text:p>447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6" office:value-type="float" office:value="3892.39" calcext:value-type="float">
            <text:p>3892.39</text:p>
          </table:table-cell>
          <table:table-cell office:value-type="float" office:value="310" calcext:value-type="float">
            <text:p>310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3970.2" calcext:value-type="float">
            <text:p>3970.2</text:p>
          </table:table-cell>
          <table:table-cell office:value-type="float" office:value="248" calcext:value-type="float">
            <text:p>248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6" office:value-type="float" office:value="3770.03" calcext:value-type="float">
            <text:p>3770.03</text:p>
          </table:table-cell>
          <table:table-cell office:value-type="float" office:value="833" calcext:value-type="float">
            <text:p>833</text:p>
          </table:table-cell>
          <table:table-cell office:value-type="float" office:value="1232" calcext:value-type="float">
            <text:p>1232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958.59" calcext:value-type="float">
            <text:p>3958.59</text:p>
          </table:table-cell>
          <table:table-cell office:value-type="float" office:value="957" calcext:value-type="float">
            <text:p>957</text:p>
          </table:table-cell>
          <table:table-cell office:value-type="float" office:value="1286" calcext:value-type="float">
            <text:p>128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office:value-type="float" office:value="3861" calcext:value-type="float">
            <text:p>3861</text:p>
          </table:table-cell>
          <table:table-cell office:value-type="float" office:value="794" calcext:value-type="float">
            <text:p>794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014.74" calcext:value-type="float">
            <text:p>4014.74</text:p>
          </table:table-cell>
          <table:table-cell office:value-type="float" office:value="237" calcext:value-type="float">
            <text:p>237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 = 2, a = 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999.27" calcext:value-type="float">
            <text:p>3999.27</text:p>
          </table:table-cell>
          <table:table-cell office:value-type="float" office:value="204" calcext:value-type="float">
            <text:p>204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6" office:value-type="float" office:value="3855.45" calcext:value-type="float">
            <text:p>3855.45</text:p>
          </table:table-cell>
          <table:table-cell office:value-type="float" office:value="788" calcext:value-type="float">
            <text:p>788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872.51" calcext:value-type="float">
            <text:p>3872.51</text:p>
          </table:table-cell>
          <table:table-cell office:value-type="float" office:value="908" calcext:value-type="float">
            <text:p>908</text:p>
          </table:table-cell>
          <table:table-cell office:value-type="float" office:value="1237" calcext:value-type="float">
            <text:p>123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924.05" calcext:value-type="float">
            <text:p>3924.05</text:p>
          </table:table-cell>
          <table:table-cell office:value-type="float" office:value="590" calcext:value-type="float">
            <text:p>590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6" office:value-type="float" office:value="3991.2" calcext:value-type="float">
            <text:p>3991.2</text:p>
          </table:table-cell>
          <table:table-cell office:value-type="float" office:value="193" calcext:value-type="float">
            <text:p>193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853.85" calcext:value-type="float">
            <text:p>3853.85</text:p>
          </table:table-cell>
          <table:table-cell office:value-type="float" office:value="515" calcext:value-type="float">
            <text:p>515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994.69" calcext:value-type="float">
            <text:p>3994.69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3878.85" calcext:value-type="float">
            <text:p>3878.85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980.08" calcext:value-type="float">
            <text:p>3980.08</text:p>
          </table:table-cell>
          <table:table-cell office:value-type="float" office:value="160" calcext:value-type="float">
            <text:p>160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974.99" calcext:value-type="float">
            <text:p>3974.99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924.05" calcext:value-type="float">
            <text:p>3924.05</text:p>
          </table:table-cell>
          <table:table-cell office:value-type="float" office:value="312" calcext:value-type="float">
            <text:p>312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23.35" calcext:value-type="float">
            <text:p>3823.35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940.01" calcext:value-type="float">
            <text:p>3940.01</text:p>
          </table:table-cell>
          <table:table-cell office:value-type="float" office:value="282" calcext:value-type="float">
            <text:p>282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864.58" calcext:value-type="float">
            <text:p>3864.58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997.92" calcext:value-type="float">
            <text:p>3997.92</text:p>
          </table:table-cell>
          <table:table-cell office:value-type="float" office:value="624" calcext:value-type="float">
            <text:p>624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908.57" calcext:value-type="float">
            <text:p>3908.5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896.82" calcext:value-type="float">
            <text:p>3896.82</text:p>
          </table:table-cell>
          <table:table-cell office:value-type="float" office:value="263" calcext:value-type="float">
            <text:p>263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988.75" calcext:value-type="float">
            <text:p>3988.75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826.85" calcext:value-type="float">
            <text:p>3826.85</text:p>
          </table:table-cell>
          <table:table-cell office:value-type="float" office:value="446" calcext:value-type="float">
            <text:p>446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008.49" calcext:value-type="float">
            <text:p>4008.49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853.85" calcext:value-type="float">
            <text:p>3853.85</text:p>
          </table:table-cell>
          <table:table-cell office:value-type="float" office:value="1117" calcext:value-type="float">
            <text:p>1117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871.96" calcext:value-type="float">
            <text:p>3871.96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72.98" calcext:value-type="float">
            <text:p>3872.98</text:p>
          </table:table-cell>
          <table:table-cell office:value-type="float" office:value="447" calcext:value-type="float">
            <text:p>447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083.8" calcext:value-type="float">
            <text:p>4083.8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970.2" calcext:value-type="float">
            <text:p>3970.2</text:p>
          </table:table-cell>
          <table:table-cell office:value-type="float" office:value="248" calcext:value-type="float">
            <text:p>248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970.2" calcext:value-type="float">
            <text:p>3970.2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958.59" calcext:value-type="float">
            <text:p>3958.59</text:p>
          </table:table-cell>
          <table:table-cell office:value-type="float" office:value="957" calcext:value-type="float">
            <text:p>957</text:p>
          </table:table-cell>
          <table:table-cell office:value-type="float" office:value="1286" calcext:value-type="float">
            <text:p>128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924.05" calcext:value-type="float">
            <text:p>3924.05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999.27" calcext:value-type="float">
            <text:p>3999.27</text:p>
          </table:table-cell>
          <table:table-cell office:value-type="float" office:value="204" calcext:value-type="float">
            <text:p>204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997.92" calcext:value-type="float">
            <text:p>3997.92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924.05" calcext:value-type="float">
            <text:p>3924.05</text:p>
          </table:table-cell>
          <table:table-cell office:value-type="float" office:value="590" calcext:value-type="float">
            <text:p>590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924.05" calcext:value-type="float">
            <text:p>3924.05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3999.27" calcext:value-type="float">
            <text:p>3999.27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3853.85" calcext:value-type="float">
            <text:p>3853.8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047.62" calcext:value-type="float">
            <text:p>4047.62</text:p>
          </table:table-cell>
          <table:table-cell office:value-type="float" office:value="224" calcext:value-type="float">
            <text:p>22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D = 3, a = 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670.84" calcext:value-type="float">
            <text:p>3670.84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853.85" calcext:value-type="float">
            <text:p>3853.85</text:p>
          </table:table-cell>
          <table:table-cell office:value-type="float" office:value="631" calcext:value-type="float">
            <text:p>631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982.6" calcext:value-type="float">
            <text:p>3982.6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927.1" calcext:value-type="float">
            <text:p>3927.1</text:p>
          </table:table-cell>
          <table:table-cell office:value-type="float" office:value="610" calcext:value-type="float">
            <text:p>610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695.12" calcext:value-type="float">
            <text:p>3695.12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921.29" calcext:value-type="float">
            <text:p>3921.29</text:p>
          </table:table-cell>
          <table:table-cell office:value-type="float" office:value="154" calcext:value-type="float">
            <text:p>154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738.23" calcext:value-type="float">
            <text:p>3738.23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931.65" calcext:value-type="float">
            <text:p>3931.65</text:p>
          </table:table-cell>
          <table:table-cell office:value-type="float" office:value="1088" calcext:value-type="float">
            <text:p>1088</text:p>
          </table:table-cell>
          <table:table-cell office:value-type="float" office:value="1417" calcext:value-type="float">
            <text:p>141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864.58" calcext:value-type="float">
            <text:p>3864.5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826.85" calcext:value-type="float">
            <text:p>3826.85</text:p>
          </table:table-cell>
          <table:table-cell office:value-type="float" office:value="768" calcext:value-type="float">
            <text:p>768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853.85" calcext:value-type="float">
            <text:p>3853.85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924.05" calcext:value-type="float">
            <text:p>3924.05</text:p>
          </table:table-cell>
          <table:table-cell office:value-type="float" office:value="380" calcext:value-type="float">
            <text:p>380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747.02" calcext:value-type="float">
            <text:p>3747.02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885.52" calcext:value-type="float">
            <text:p>3885.52</text:p>
          </table:table-cell>
          <table:table-cell office:value-type="float" office:value="1350" calcext:value-type="float">
            <text:p>1350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925.35" calcext:value-type="float">
            <text:p>3925.35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839.01" calcext:value-type="float">
            <text:p>3839.01</text:p>
          </table:table-cell>
          <table:table-cell office:value-type="float" office:value="986" calcext:value-type="float">
            <text:p>986</text:p>
          </table:table-cell>
          <table:table-cell office:value-type="float" office:value="1318" calcext:value-type="float">
            <text:p>131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963.44" calcext:value-type="float">
            <text:p>3963.44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003.54" calcext:value-type="float">
            <text:p>4003.54</text:p>
          </table:table-cell>
          <table:table-cell office:value-type="float" office:value="213" calcext:value-type="float">
            <text:p>213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869.82" calcext:value-type="float">
            <text:p>3869.82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892.39" calcext:value-type="float">
            <text:p>3892.39</text:p>
          </table:table-cell>
          <table:table-cell office:value-type="float" office:value="310" calcext:value-type="float">
            <text:p>310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style-name="Accent_20_3" office:value-type="string" calcext:value-type="string">
            <text:p>AVERAGE</text:p>
          </table:table-cell>
          <table:table-cell table:style-name="Accent_20_3" table:formula="of:=AVERAGE([.H24:.H38])" office:value-type="float" office:value="3925.718" calcext:value-type="float">
            <text:p>3925.718</text:p>
          </table:table-cell>
          <table:table-cell table:style-name="Accent_20_3" table:formula="of:=AVERAGE([.I24:.I38])" office:value-type="float" office:value="487.333333333333" calcext:value-type="float">
            <text:p>487.333333333333</text:p>
          </table:table-cell>
          <table:table-cell table:style-name="Accent_20_3" table:formula="of:=AVERAGE([.J24:.J38])" office:value-type="float" office:value="817.133333333333" calcext:value-type="float">
            <text:p>817.133333333333</text:p>
          </table:table-cell>
          <table:table-cell table:number-columns-repeated="2"/>
          <table:table-cell table:style-name="Accent_20_3" office:value-type="string" calcext:value-type="string">
            <text:p>AVERAGE</text:p>
          </table:table-cell>
          <table:table-cell table:style-name="Good" table:formula="of:=AVERAGE([.N24:.N38])" office:value-type="float" office:value="3902.03666666667" calcext:value-type="float">
            <text:p>3902.03666666667</text:p>
          </table:table-cell>
          <table:table-cell table:style-name="Accent_20_3" table:formula="of:=AVERAGE([.O24:.O38])" office:value-type="float" office:value="621.466666666667" calcext:value-type="float">
            <text:p>621.466666666667</text:p>
          </table:table-cell>
          <table:table-cell table:style-name="Accent_20_3" table:formula="of:=AVERAGE([.P24:.P38])" office:value-type="float" office:value="963.466666666667" calcext:value-type="float">
            <text:p>963.466666666667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770.03" calcext:value-type="float">
            <text:p>3770.03</text:p>
          </table:table-cell>
          <table:table-cell office:value-type="float" office:value="833" calcext:value-type="float">
            <text:p>833</text:p>
          </table:table-cell>
          <table:table-cell office:value-type="float" office:value="1232" calcext:value-type="float">
            <text:p>1232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861" calcext:value-type="float">
            <text:p>3861</text:p>
          </table:table-cell>
          <table:table-cell office:value-type="float" office:value="794" calcext:value-type="float">
            <text:p>794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ce9" office:value-type="float" office:value="4234.81" calcext:value-type="float">
            <text:p>4234.81</text:p>
          </table:table-cell>
          <table:table-cell table:number-columns-repeated="2"/>
          <table:table-cell office:value-type="string" calcext:value-type="string">
            <text:p>D = 2, a = 1.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float" office:value="3966.37" calcext:value-type="float">
            <text:p>3966.37</text:p>
          </table:table-cell>
          <table:table-cell table:number-columns-repeated="2"/>
          <table:table-cell office:value-type="string" calcext:value-type="string">
            <text:p>D = 3, a = 1.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" calcext:value-type="float">
            <text:p>2</text:p>
          </table:table-cell>
          <table:table-cell table:style-name="ce9" office:value-type="float" office:value="4089.22" calcext:value-type="float">
            <text:p>4089.2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2" office:value-type="float" office:value="3985.66" calcext:value-type="float">
            <text:p>3985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/>
          <table:table-cell table:number-columns-repeated="4"/>
          <table:table-cell office:value-type="float" office:value="3" calcext:value-type="float">
            <text:p>3</text:p>
          </table:table-cell>
          <table:table-cell table:style-name="ce9" office:value-type="float" office:value="3969.32" calcext:value-type="float">
            <text:p>3969.3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2" office:value-type="float" office:value="3974.69" calcext:value-type="float">
            <text:p>3974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GAP</text:p>
          </table:table-cell>
          <table:table-cell table:style-name="Default" table:formula="of:=(([.$B71]-[.$B32])/[.$B32])*100" office:value-type="float" office:value="-100" calcext:value-type="float">
            <text:p>-1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9" office:value-type="float" office:value="3864.24" calcext:value-type="float">
            <text:p>3864.2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2" office:value-type="float" office:value="3863.26" calcext:value-type="float">
            <text:p>3863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 GAP</text:p>
          </table:table-cell>
          <table:table-cell table:style-name="Default" table:formula="of:=(([.$B40]-[.$B71])/[.$B71])*100" office:value-type="string" office:string-value="" calcext:value-type="error">
            <text:p>#DIV/0!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9" office:value-type="float" office:value="3924.05" calcext:value-type="float">
            <text:p>3924.0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8.77" calcext:value-type="float">
            <text:p>3888.7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6" calcext:value-type="float">
            <text:p>6</text:p>
          </table:table-cell>
          <table:table-cell table:style-name="ce9" office:value-type="float" office:value="4234.81" calcext:value-type="float">
            <text:p>4234.8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2" office:value-type="float" office:value="3897.16" calcext:value-type="float">
            <text:p>3897.1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7" calcext:value-type="float">
            <text:p>7</text:p>
          </table:table-cell>
          <table:table-cell table:style-name="ce9" office:value-type="float" office:value="3879.92" calcext:value-type="float">
            <text:p>3879.9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2" office:value-type="float" office:value="3997.92" calcext:value-type="float">
            <text:p>3997.9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8" calcext:value-type="float">
            <text:p>8</text:p>
          </table:table-cell>
          <table:table-cell table:style-name="ce9" office:value-type="float" office:value="3918.96" calcext:value-type="float">
            <text:p>3918.9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2" office:value-type="float" office:value="3930.56" calcext:value-type="float">
            <text:p>3930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9" calcext:value-type="float">
            <text:p>9</text:p>
          </table:table-cell>
          <table:table-cell table:style-name="ce9" office:value-type="float" office:value="3864.58" calcext:value-type="float">
            <text:p>3864.5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2" office:value-type="float" office:value="3870.13" calcext:value-type="float">
            <text:p>3870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0" calcext:value-type="float">
            <text:p>10</text:p>
          </table:table-cell>
          <table:table-cell table:style-name="ce9" office:value-type="float" office:value="3918.64" calcext:value-type="float">
            <text:p>3918.6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3921.64" calcext:value-type="float">
            <text:p>3921.6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1" calcext:value-type="float">
            <text:p>11</text:p>
          </table:table-cell>
          <table:table-cell table:style-name="ce9" office:value-type="float" office:value="3927.73" calcext:value-type="float">
            <text:p>3927.73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2" office:value-type="float" office:value="3924.05" calcext:value-type="float">
            <text:p>3924.0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2" calcext:value-type="float">
            <text:p>12</text:p>
          </table:table-cell>
          <table:table-cell table:style-name="ce9" office:value-type="float" office:value="3860.85" calcext:value-type="float">
            <text:p>3860.8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2" office:value-type="float" office:value="4151.04" calcext:value-type="float">
            <text:p>4151.0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 table:style-name="ce9" office:value-type="float" office:value="3847.09" calcext:value-type="float">
            <text:p>3847.0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2" office:value-type="float" office:value="3977.9" calcext:value-type="float">
            <text:p>3977.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4" calcext:value-type="float">
            <text:p>14</text:p>
          </table:table-cell>
          <table:table-cell table:style-name="ce9" office:value-type="float" office:value="3859.71" calcext:value-type="float">
            <text:p>3859.7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2" office:value-type="float" office:value="3845.61" calcext:value-type="float">
            <text:p>3845.6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5" calcext:value-type="float">
            <text:p>15</text:p>
          </table:table-cell>
          <table:table-cell table:style-name="ce9" office:value-type="float" office:value="3976.71" calcext:value-type="float">
            <text:p>3976.7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3891.42" calcext:value-type="float">
            <text:p>3891.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6" calcext:value-type="float">
            <text:p>16</text:p>
          </table:table-cell>
          <table:table-cell table:style-name="ce9" office:value-type="float" office:value="3884.99" calcext:value-type="float">
            <text:p>3884.9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2" office:value-type="float" office:value="3876.77" calcext:value-type="float">
            <text:p>3876.7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9" office:value-type="float" office:value="3927.73" calcext:value-type="float">
            <text:p>3927.73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12" office:value-type="float" office:value="3903.09" calcext:value-type="float">
            <text:p>3903.0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8" calcext:value-type="float">
            <text:p>18</text:p>
          </table:table-cell>
          <table:table-cell table:style-name="ce9" office:value-type="float" office:value="3984.02" calcext:value-type="float">
            <text:p>3984.0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12" office:value-type="float" office:value="4022.79" calcext:value-type="float">
            <text:p>4022.7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19" calcext:value-type="float">
            <text:p>19</text:p>
          </table:table-cell>
          <table:table-cell table:style-name="ce9" office:value-type="float" office:value="3790.12" calcext:value-type="float">
            <text:p>3790.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12" office:value-type="float" office:value="3803.09" calcext:value-type="float">
            <text:p>3803.0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0" calcext:value-type="float">
            <text:p>20</text:p>
          </table:table-cell>
          <table:table-cell table:style-name="ce9" office:value-type="float" office:value="4096.88" calcext:value-type="float">
            <text:p>4096.8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4111.57" calcext:value-type="float">
            <text:p>4111.5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1" calcext:value-type="float">
            <text:p>21</text:p>
          </table:table-cell>
          <table:table-cell table:style-name="ce9" office:value-type="float" office:value="3814.59" calcext:value-type="float">
            <text:p>3814.5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12" office:value-type="float" office:value="3865.83" calcext:value-type="float">
            <text:p>3865.8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2" calcext:value-type="float">
            <text:p>22</text:p>
          </table:table-cell>
          <table:table-cell table:style-name="ce9" office:value-type="float" office:value="4048.6" calcext:value-type="float">
            <text:p>4048.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2" office:value-type="float" office:value="3819.44" calcext:value-type="float">
            <text:p>3819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3" calcext:value-type="float">
            <text:p>23</text:p>
          </table:table-cell>
          <table:table-cell table:style-name="ce9" office:value-type="float" office:value="3863.26" calcext:value-type="float">
            <text:p>3863.2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12" office:value-type="float" office:value="4036.14" calcext:value-type="float">
            <text:p>4036.1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4" calcext:value-type="float">
            <text:p>24</text:p>
          </table:table-cell>
          <table:table-cell table:style-name="ce9" office:value-type="float" office:value="3963.54" calcext:value-type="float">
            <text:p>3963.5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12" office:value-type="float" office:value="3905.54" calcext:value-type="float">
            <text:p>3905.5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float" office:value="25" calcext:value-type="float">
            <text:p>25</text:p>
          </table:table-cell>
          <table:table-cell table:style-name="ce9" office:value-type="float" office:value="3787.8" calcext:value-type="float">
            <text:p>3787.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3987.41" calcext:value-type="float">
            <text:p>3987.4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Accent_20_3" office:value-type="string" calcext:value-type="string">
            <text:p>AVERAGE</text:p>
          </table:table-cell>
          <table:table-cell table:style-name="Accent_20_3" table:formula="of:=AVERAGE([.H69:.H83])" office:value-type="float" office:value="3958.04266666667" calcext:value-type="float">
            <text:p>3958.04266666667</text:p>
          </table:table-cell>
          <table:table-cell table:style-name="Accent_20_3" table:formula="of:=AVERAGE([.I69:.I83])" office:value-type="string" office:string-value="" calcext:value-type="error">
            <text:p>#DIV/0!</text:p>
          </table:table-cell>
          <table:table-cell table:style-name="Accent_20_3" table:formula="of:=AVERAGE([.J69:.J83])" office:value-type="string" office:string-value="" calcext:value-type="error">
            <text:p>#DIV/0!</text:p>
          </table:table-cell>
          <table:table-cell table:number-columns-repeated="2"/>
          <table:table-cell table:style-name="Accent_20_3" office:value-type="string" calcext:value-type="string">
            <text:p>AVERAGE</text:p>
          </table:table-cell>
          <table:table-cell table:style-name="Accent_20_3" table:formula="of:=AVERAGE([.N69:.N83])" office:value-type="float" office:value="3939.07866666667" calcext:value-type="float">
            <text:p>3939.07866666667</text:p>
          </table:table-cell>
          <table:table-cell table:style-name="Accent_20_3" table:formula="of:=AVERAGE([.O69:.O83])" office:value-type="string" office:string-value="" calcext:value-type="error">
            <text:p>#DIV/0!</text:p>
          </table:table-cell>
          <table:table-cell table:style-name="Accent_20_3" table:formula="of:=AVERAGE([.P69:.P83])" office:value-type="string" office:string-value="" calcext:value-type="error">
            <text:p>#DIV/0!</text:p>
          </table:table-cell>
          <table:table-cell/>
        </table:table-row>
        <calcext:conditional-formats>
          <calcext:conditional-format calcext:target-range-address="Sheet1.B3:Sheet1.B17 Sheet1.B54:Sheet1.B68 Sheet1.B37:Sheet1.B51 Sheet1.B20:Sheet1.B34">
            <calcext:condition calcext:apply-style-name="Good" calcext:value="formula-is([.B3]=MIN([.$B$3:.$B$62]))" calcext:base-cell-address="Sheet1.B3"/>
            <calcext:condition calcext:apply-style-name="Bad" calcext:value="formula-is([.B3]=MAX([.$B$3:.$B$52]))" calcext:base-cell-address="Sheet1.B3"/>
          </calcext:conditional-format>
          <calcext:conditional-format calcext:target-range-address="Sheet1.N24:Sheet1.N38">
            <calcext:condition calcext:apply-style-name="Good" calcext:value="formula-is([.N24]=MIN([.$N$24:.$N$38]))" calcext:base-cell-address="Sheet1.N24"/>
          </calcext:conditional-format>
          <calcext:conditional-format calcext:target-range-address="Sheet1.N3:Sheet1.N17">
            <calcext:condition calcext:apply-style-name="Good" calcext:value="formula-is([.N3]=MIN([.$N$3:.$N$17]))" calcext:base-cell-address="Sheet1.N3"/>
          </calcext:conditional-format>
          <calcext:conditional-format calcext:target-range-address="Sheet1.H3:Sheet1.H17">
            <calcext:condition calcext:apply-style-name="Good" calcext:value="formula-is([.H3]=MIN([.$H$3:.$H$17]))" calcext:base-cell-address="Sheet1.H3"/>
          </calcext:conditional-format>
          <calcext:conditional-format calcext:target-range-address="Sheet1.H69:Sheet1.H93">
            <calcext:condition calcext:apply-style-name="Good" calcext:value="formula-is([.H81]=MIN([.$H$69:.$H$93]))" calcext:base-cell-address="Sheet1.H69"/>
          </calcext:conditional-format>
          <calcext:conditional-format calcext:target-range-address="Sheet1.N69:Sheet1.N93">
            <calcext:condition calcext:apply-style-name="Good" calcext:value="formula-is([.N81]=MIN([.$N$69:.$N$93]))" calcext:base-cell-address="Sheet1.N69"/>
          </calcext:conditional-format>
          <calcext:conditional-format calcext:target-range-address="Sheet1.H24:Sheet1.H63">
            <calcext:condition calcext:apply-style-name="Good" calcext:value="formula-is([.H24]=MIN([.$H$24:.$H$63]))" calcext:base-cell-address="Sheet1.H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7:03:14.480451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1:42:31.501325727</meta:creation-date>
    <meta:generator>LibreOffice/7.6.6.3$Linux_X86_64 LibreOffice_project/60$Build-3</meta:generator>
    <dc:date>2024-04-28T17:10:54.929924364</dc:date>
    <meta:editing-duration>PT1H51M57S</meta:editing-duration>
    <meta:editing-cycles>209</meta:editing-cycles>
    <meta:document-statistic meta:table-count="1" meta:cell-count="694" meta:object-count="0"/>
  </office:meta>
</office:document-meta>
</file>